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September 29, 2021 (01:28: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7:28:40Z</meta:creation-date>
    <dc:date>2021-09-29T17:28:40Z</dc:date>
    <meta:user-defined meta:name="date" meta:value-type="string">September  29, 2021 (01:28: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